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40000042088F2FA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4.4583in" svg:width="6.6925in" svg:height="5.2425in" draw:z-index="0"><draw:image xlink:href="Pictures/10000201000005440000042088F2FA49.png" xlink:type="simple" xlink:show="embed" xlink:actuate="onLoad"/></draw:frame>Ne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ichael Terpak<text:tab/>Midterm Documentation<text:tab/>DM2193FA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7S</meta:editing-duration>
    <meta:editing-cycles>3</meta:editing-cycles>
    <meta:generator>OpenOffice/4.1.1$Win32 OpenOffice.org_project/411m6$Build-9775</meta:generator>
    <dc:date>2014-11-13T21:13:37.70</dc:date>
    <meta:document-statistic meta:table-count="0" meta:image-count="1" meta:object-count="0" meta:page-count="1" meta:paragraph-count="2" meta:word-count="6" meta:character-count="53"/>
    <dc:creator>Michael Terpak</dc:creator>
    <meta:user-defined meta:name="Info 1"/>
    <meta:user-defined meta:name="Info 2"/>
    <meta:user-defined meta:name="Info 3"/>
    <meta:user-defined meta:name="Info 4"/>
  </office:meta>
</office:document-meta>
</file>